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7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8" style:family="paragraph" style:parent-style-name="Standard" style:master-page-name="Standard">
      <style:paragraph-properties fo:text-align="justify" style:justify-single-word="false" style:page-number="auto"/>
    </style:style>
    <style:style style:name="P9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Aim: </text:span>Prepare a lex program for calculating total number of lines characters and word in to given input file.</text:p>
      <text:p text:style-name="P4"/>
      <text:p text:style-name="P3"><text:span text:style-name="T1">Software Requirements: </text:span><text:span text:style-name="T2">The program 'lex' can be found in the following packages: * flex <text:s/>* flex-old.</text:span><text:span text:style-name="T1"> </text:span></text:p>
      <text:p text:style-name="P4"/>
      <text:p text:style-name="P3"><text:span text:style-name="T1">Hardware Requirements:</text:span> Processor, Memory, Standard Input, Standard Output.</text:p>
      <text:p text:style-name="P3"/>
      <text:p text:style-name="P4">Knowledge Required: </text:p>
      <text:p text:style-name="P5"/>
      <text:p text:style-name="P5">To understatnd this program the reader must have hand on with lex.</text:p>
      <text:p text:style-name="P5"/>
      <text:p text:style-name="P4">Description:</text:p>
      <text:p text:style-name="P3"/>
      <text:p text:style-name="P3">Program should accept the file as an input and it should print the total number of lines, words and characters in to the given input file.</text:p>
      <text:p text:style-name="P6"/>
      <text:p text:style-name="P7"><text:span text:style-name="T1">Algorithm:</text:span> </text:p>
      <text:p text:style-name="P3"/>
      <text:p text:style-name="P6">step 1. <text:span text:style-name="T3">when lex encounters a '\n' character in file increment line count variable as well as char <text:tab/>count variable by one.</text:span></text:p>
      <text:p text:style-name="P7"/>
      <text:p text:style-name="P6">step 2. <text:span text:style-name="T3">when lex encounters [^ \t\n]+ </text:span></text:p>
      <text:p text:style-name="P7"/>
      <text:p text:style-name="P7"><text:tab/>meaning that if its not a white space char, space char or '\n' char and any number of such <text:tab/>occurances then </text:p>
      <text:p text:style-name="P7"/>
      <text:p text:style-name="P7"><text:tab/>increment word count as well as char count by number of <text:s/>chars in word(yyleng).</text:p>
      <text:p text:style-name="P7"/>
      <text:p text:style-name="P7">step 3. for any other char (.) increment </text:p>
      <text:p text:style-name="P3"/>
      <text:p text:style-name="P4">Input/Output: </text:p>
      <text:p text:style-name="P3"/>
      <text:p text:style-name="P3">jazz@linuxmint ~/Desktop/ACT/Word line char count $ lex count.l </text:p>
      <text:p text:style-name="P3">jazz@linuxmint ~/Desktop/ACT/Word line char count $ gcc lex.yy.c -ll </text:p>
      <text:p text:style-name="P3">jazz@linuxmint ~/Desktop/ACT/Word line char count $ ./a.out &lt; input.txt </text:p>
      <text:p text:style-name="P3">There were 2 lines and 6 words and 28 characters. </text:p>
      <text:p text:style-name="P3">jazz@linuxmint ~/Desktop/ACT/Word line char count 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Nimbus Roman No9 L" fo:font-size="12pt" fo:language="en" fo:country="IN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-Absatz-Standardschriftar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0.0071in solid #000000" fo:padding="0.0201in" style:shadow="none" fo:background-color="transparent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201in" fo:margin-left="0in" fo:margin-right="0in" fo:margin-bottom="0.3799in" fo:border="0.0008in solid #000000" fo:padding="0.0201in" style:shadow="none" style:dynamic-spacing="true"/>
      </style:header-style>
      <style:footer-style>
        <style:header-footer-properties fo:min-height="0.4201in" fo:margin-left="0in" fo:margin-right="0in" fo:margin-top="0.3799in" fo:border="0.0008in solid #000000" fo:padding="0.0201in" style:shadow="none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2016in" fo:margin-bottom="1.2016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ocument:</text:span> Count line word char <text:s text:c="83"/><text:tab/>15/10/10</text:p>
      </style:header>
      <style:footer>
        <text:p text:style-name="MP2">Page: <text:page-number text:select-page="current">1</text:page-number> <text:s text:c="9"/>Dharamsinh Desai Institute of Technology, M.Tech. Sem 1 <text:s text:c="10"/><text:span text:style-name="MT1">Name:</text:span> Ankit Desai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4T07:30:59</meta:creation-date>
    <meta:editing-duration>PT575H34M20S</meta:editing-duration>
    <dc:date>2010-10-15T17:30:27</dc:date>
    <dc:creator>Jai Krishna</dc:creator>
    <meta:generator>OpenOffice.org/3.2$Linux OpenOffice.org_project/320m12$Build-9483</meta:generator>
    <meta:editing-cycles>93</meta:editing-cycles>
    <meta:document-statistic meta:table-count="0" meta:image-count="0" meta:object-count="0" meta:page-count="1" meta:paragraph-count="21" meta:word-count="219" meta:character-count="1464"/>
    <meta:user-defined meta:name="Info 1"/>
    <meta:user-defined meta:name="Info 2"/>
    <meta:user-defined meta:name="Info 3"/>
    <meta:user-defined meta:name="Info 4"/>
  </office:meta>
</office:document-meta>
</file>